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5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Implemented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0000 00-- ---t tttt dddd dhhh hh00 0000</text:p>
          </table:table-cell>
          <table:table-cell office:value-type="string" calcext:value-type="string">
            <text:p>S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-- ---t tttt dddd dhhh hh00 0010</text:p>
          </table:table-cell>
          <table:table-cell office:value-type="string" calcext:value-type="string">
            <text:p>SR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0 0000 0000 0000 0000 1000</text:p>
          </table:table-cell>
          <table:table-cell office:value-type="string" calcext:value-type="string">
            <text:p>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ss ssst tttt dddd d000 0010 0000 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t tttt dddd d000 0010 0010</text:p>
          </table:table-cell>
          <table:table-cell office:value-type="string" calcext:value-type="string">
            <text:p>S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t tttt dddd d000 0010 0100 </text:p>
          </table:table-cell>
          <table:table-cell office:value-type="string" calcext:value-type="string">
            <text:p>A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t tttt dddd d000 0010 0101 </text:p>
          </table:table-cell>
          <table:table-cell office:value-type="string" calcext:value-type="string">
            <text:p>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t tttt dddd d000 0010 1010</text:p>
          </table:table-cell>
          <table:table-cell office:value-type="string" calcext:value-type="string">
            <text:p>SL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000 11ii iiii iiii iiii iiii iiii iiii</text:p>
          </table:table-cell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01 00ss ssst tttt iiii iiii iiii iiii </text:p>
          </table:table-cell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01 01ss ssst tttt iiii iiii iiii iiii </text:p>
          </table:table-cell>
          <table:table-cell office:value-type="string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10 00ss ssst tttt iiii iiii iiii iiii 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0 11ss ssst tttt iiii iiii iiii iiii </text:p>
          </table:table-cell>
          <table:table-cell office:value-type="string" calcext:value-type="string">
            <text:p>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 11ss ssst tttt iiii iiii iiii iiii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/00/0000</text:date>, <text:time style:data-style-name="N2" text:time-value="20:19:12.02097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00:18:57.544566099</meta:creation-date>
    <dc:date>2019-11-15T22:54:47.311326356</dc:date>
    <meta:editing-duration>PT14H3M41S</meta:editing-duration>
    <meta:editing-cycles>3</meta:editing-cycles>
    <meta:generator>LibreOffice/5.1.6.2$Linux_X86_64 LibreOffice_project/10m0$Build-2</meta:generator>
    <meta:document-statistic meta:table-count="1" meta:cell-count="48" meta:object-count="0"/>
  </office:meta>
</office:document-meta>
</file>